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DABBC87C09EB66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791cm"/>
    </style:style>
    <style:style style:name="Procedemento.B" style:family="table-column">
      <style:table-column-properties style:column-width="11.7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1" style:font-size-complex="12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1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 style:list-style-name="L1">
      <style:paragraph-properties fo:line-height="100%" fo:text-align="start" style:justify-single-word="false"/>
      <style:text-properties officeooo:rsid="020f9d84" officeooo:paragraph-rsid="0243b290"/>
    </style:style>
    <style:style style:name="P15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officeooo:rsid="0208713f" officeooo:paragraph-rsid="0243b290"/>
    </style:style>
    <style:style style:name="P16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officeooo:rsid="0263f649" officeooo:paragraph-rsid="0263f649" style:font-size-asian="12pt" style:font-size-complex="12pt"/>
    </style:style>
    <style:style style:name="P17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style:font-name="Liberation Sans" fo:font-size="12pt" officeooo:rsid="02695f2d" officeooo:paragraph-rsid="02695f2d" style:font-size-asian="12pt" style:font-size-complex="12pt"/>
    </style:style>
    <style:style style:name="P18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78c17" officeooo:paragraph-rsid="02678c17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65ca2b" officeooo:paragraph-rsid="0265ca2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65ca2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2d560b" style:font-size-asian="12pt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68ca6d" style:font-size-asian="12pt" style:font-weight-asian="normal" style:font-name-complex="Calibri1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54e736" officeooo:paragraph-rsid="0255e746" style:font-size-asian="12pt" style:font-weight-asian="normal" style:font-name-complex="Calibri1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68ca6d" style:font-size-asian="12pt" style:font-weight-asian="normal" style:font-name-complex="Calibri1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1d4aaa9" officeooo:paragraph-rsid="026cbb96" style:font-size-asian="12pt" style:font-weight-asian="normal" style:font-name-complex="Calibri1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1d4aaa9" officeooo:paragraph-rsid="02440b10" style:font-size-asian="12pt" style:font-weight-asian="normal" style:font-name-complex="Calibri1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2" fo:font-size="12pt" fo:language="gl" fo:country="ES" fo:font-weight="normal" officeooo:rsid="0246eeba" officeooo:paragraph-rsid="026cbb96" style:font-size-asian="12pt" style:font-weight-asian="normal" style:font-name-complex="Calibri1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2f026a" officeooo:paragraph-rsid="01af293f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6ed8b7" officeooo:paragraph-rsid="026ed8b7" style:font-size-asian="12pt" style:font-weight-asian="normal" style:font-name-complex="Calibri1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399cm"/>
        </style:tab-stops>
      </style:paragraph-properties>
      <style:text-properties fo:color="#000000" style:font-name="Calibri2" fo:font-size="12pt" fo:language="gl" fo:country="ES" fo:font-weight="normal" officeooo:rsid="027278af" officeooo:paragraph-rsid="027192d2" style:font-size-asian="12pt" style:font-weight-asian="normal" style:font-name-complex="Calibri1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paragraph-rsid="025124f4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46eeba" officeooo:paragraph-rsid="026ed8b7"/>
    </style:style>
    <style:style style:name="P33" style:family="paragraph" style:parent-style-name="Standard" style:list-style-name="L3">
      <style:paragraph-properties fo:margin-top="0cm" fo:margin-bottom="0.048cm" loext:contextual-spacing="false" fo:line-height="100%" fo:text-align="justify" style:justify-single-word="false" style:writing-mode="lr-tb"/>
      <style:text-properties fo:color="#000000" style:font-name="Calibri2" fo:font-size="12pt" fo:language="gl" fo:country="ES" fo:font-weight="normal" officeooo:rsid="0268ca6d" officeooo:paragraph-rsid="0268ca6d" style:font-size-asian="12pt" style:font-weight-asian="normal" style:font-name-complex="Calibri1" style:font-size-complex="12pt" style:font-weight-complex="normal"/>
    </style:style>
    <style:style style:name="P3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2" fo:font-size="12pt" fo:language="gl" fo:country="ES" fo:font-weight="normal" officeooo:rsid="021455ab" style:font-size-asian="12pt" style:font-weight-asian="normal" style:font-name-complex="Calibri1" style:font-size-complex="12pt" style:font-weight-complex="normal"/>
    </style:style>
    <style:style style:name="T3" style:family="text">
      <style:text-properties fo:color="#000000" style:font-name="Calibri2" fo:font-size="12pt" fo:language="gl" fo:country="ES" fo:font-weight="normal" officeooo:rsid="023129e3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style:font-name="Calibri2" fo:font-size="12pt" fo:language="gl" fo:country="ES" fo:font-weight="normal" officeooo:rsid="02350bc5" style:font-size-asian="12pt" style:font-weight-asian="normal" style:font-name-complex="Calibri1" style:font-size-complex="12pt" style:font-weight-complex="normal"/>
    </style:style>
    <style:style style:name="T5" style:family="text">
      <style:text-properties fo:color="#000000" style:font-name="Calibri2" fo:font-size="12pt" fo:language="gl" fo:country="ES" fo:font-weight="normal" officeooo:rsid="0245d040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000000" style:font-name="Calibri2" fo:font-size="12pt" fo:language="gl" fo:country="ES" fo:font-weight="normal" officeooo:rsid="0206e758" style:font-size-asian="12pt" style:font-weight-asian="normal" style:font-name-complex="Calibri1" style:font-size-complex="12pt" style:font-weight-complex="normal"/>
    </style:style>
    <style:style style:name="T7" style:family="text">
      <style:text-properties fo:color="#000000" style:font-name="Calibri2" fo:font-size="12pt" fo:language="gl" fo:country="ES" fo:font-weight="normal" officeooo:rsid="025145ae" style:font-size-asian="12pt" style:font-weight-asian="normal" style:font-name-complex="Calibri1" style:font-size-complex="12pt" style:font-weight-complex="normal"/>
    </style:style>
    <style:style style:name="T8" style:family="text">
      <style:text-properties fo:color="#000000" style:font-name="Calibri2" fo:font-size="12pt" fo:language="gl" fo:country="ES" fo:font-weight="normal" officeooo:rsid="0257473d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000000" style:font-name="Calibri2" fo:font-size="12pt" fo:language="gl" fo:country="ES" fo:font-weight="normal" officeooo:rsid="0258eb56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000000" style:font-name="Calibri2" fo:font-size="12pt" fo:language="gl" fo:country="ES" fo:font-weight="normal" officeooo:rsid="026c6dfa" style:font-size-asian="12pt" style:font-weight-asian="normal" style:font-name-complex="Calibri1" style:font-size-complex="12pt" style:font-weight-complex="normal"/>
    </style:style>
    <style:style style:name="T11" style:family="text">
      <style:text-properties fo:color="#000000" style:font-name="Calibri2" fo:font-size="12pt" fo:language="gl" fo:country="ES" fo:font-weight="normal" officeooo:rsid="026ed8b7" style:font-size-asian="12pt" style:font-weight-asian="normal" style:font-name-complex="Calibri1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13c0135" style:font-weight-asian="normal" style:font-weight-complex="normal"/>
    </style:style>
    <style:style style:name="T14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style:font-name="Liberation Sans" fo:font-size="12pt" fo:language="gl" fo:country="ES" officeooo:rsid="0211215b" style:font-size-asian="10.5pt" style:font-size-complex="12pt"/>
    </style:style>
    <style:style style:name="T16" style:family="text">
      <style:text-properties style:font-name="Liberation Sans" fo:font-size="12pt" fo:language="gl" fo:country="ES" officeooo:rsid="01bc2cda" style:font-size-asian="10.5pt" style:font-size-complex="12pt"/>
    </style:style>
    <style:style style:name="T17" style:family="text">
      <style:text-properties style:font-name="Liberation Sans" fo:font-size="12pt" fo:language="gl" fo:country="ES" officeooo:rsid="0243b290" style:font-size-asian="10.5pt" style:font-size-complex="12pt"/>
    </style:style>
    <style:style style:name="T18" style:family="text">
      <style:text-properties style:font-name="Liberation Sans" fo:font-size="12pt" fo:language="gl" fo:country="ES" officeooo:rsid="0211215b" style:font-size-asian="12pt" style:font-size-complex="12pt"/>
    </style:style>
    <style:style style:name="T19" style:family="text">
      <style:text-properties style:font-name="Liberation Sans" fo:font-size="12pt" style:font-size-asian="12pt" style:font-size-complex="12pt"/>
    </style:style>
    <style:style style:name="T20" style:family="text">
      <style:text-properties style:font-name="Liberation Sans" fo:font-size="12pt" officeooo:rsid="025124f4" style:font-size-asian="12pt" style:font-size-complex="12pt"/>
    </style:style>
    <style:style style:name="T21" style:family="text">
      <style:text-properties officeooo:rsid="0243b290"/>
    </style:style>
    <style:style style:name="T22" style:family="text">
      <style:text-properties officeooo:rsid="02546edb"/>
    </style:style>
    <style:style style:name="T23" style:family="text">
      <style:text-properties officeooo:rsid="01d4aaa9"/>
    </style:style>
    <style:style style:name="T24" style:family="text">
      <style:text-properties officeooo:rsid="02600ff1"/>
    </style:style>
    <style:style style:name="T25" style:family="text">
      <style:text-properties officeooo:rsid="0263f748"/>
    </style:style>
    <style:style style:name="T26" style:family="text">
      <style:text-properties officeooo:rsid="0268ca6d"/>
    </style:style>
    <style:style style:name="T27" style:family="text">
      <style:text-properties officeooo:rsid="026c6dfa"/>
    </style:style>
    <style:style style:name="T28" style:family="text">
      <style:text-properties officeooo:rsid="026d9387"/>
    </style:style>
    <style:style style:name="T29" style:family="text">
      <style:text-properties officeooo:rsid="026ffb3b"/>
    </style:style>
    <style:style style:name="T30" style:family="text">
      <style:text-properties officeooo:rsid="026ed8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3">TALLER MME – PRÁCTICA <text:span text:style-name="T21">22 – Xenérica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2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0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3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12"><text:s/>Responsable</text:span> <text:span text:style-name="T13">D</text:span><text:span text:style-name="T12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9">Práctica: <text:span text:style-name="T25">Problemas de arranque SO Windows</text:span></text:p>
          </table:table-cell>
        </table:table-row>
        <table:table-row table:style-name="Procedemento.2">
          <table:table-cell table:style-name="Procedemento.A2" office:value-type="string">
            <text:list xml:id="list407305583" text:style-name="L1">
              <text:list-item>
                <text:p text:style-name="P14"><text:span text:style-name="T15">[</text:span><text:span text:style-name="T17">1]</text:span><text:span text:style-name="T15"> </text:span><text:span text:style-name="T16">USB</text:span><text:span text:style-name="T15"> (material que posúe o grupo)</text:span></text:p>
              </text:list-item>
              <text:list-item>
                <text:p text:style-name="P15"><text:span text:style-name="T20">[2] </text:span><text:a xlink:type="simple" xlink:href="https://rufus.ie/" text:style-name="Internet_20_link" text:visited-style-name="Visited_20_Internet_20_Link"><text:span text:style-name="T19">Rufus</text:span></text:a><text:span text:style-name="T18">/</text:span><text:a xlink:type="simple" xlink:href="https://unetbootin.github.io/" text:style-name="Internet_20_link" text:visited-style-name="Visited_20_Internet_20_Link"><text:span text:style-name="T19">Unetbootin</text:span></text:a></text:p>
              </text:list-item>
              <text:list-item>
                <text:p text:style-name="P16">[3] USB (material a solicitar ao docente)</text:p>
              </text:list-item>
              <text:list-item>
                <text:p text:style-name="P17">[4] Disco duro SATA (se é necesario solicitar ao docente)</text:p>
              </text:list-item>
            </text:list>
          </table:table-cell>
          <table:table-cell table:style-name="Procedemento.A2" office:value-type="string">
            <text:list xml:id="list2517561728" text:style-name="L2">
              <text:list-item>
                <text:p text:style-name="P18">Conectar o disco existente en SATA-1</text:p>
              </text:list-item>
              <text:list-item>
                <text:p text:style-name="P19">Conectar un segundo disco duro SATA en SATA-0</text:p>
              </text:list-item>
              <text:list-item>
                <text:p text:style-name="P19">Comprobar arranque do SO</text:p>
              </text:list-item>
              <text:list-item>
                <text:p text:style-name="P20">Utilizar/Crear USB arrancable <text:span text:style-name="T25">SuperGrub2Disk</text:span></text:p>
              </text:list-item>
              <text:list-item>
                <text:p text:style-name="P21">Arrancar mediante USB</text:p>
              </text:list-item>
              <text:list-item>
                <text:p text:style-name="P19">Conseguir arrancar o SO</text:p>
              </text:list-item>
            </text:list>
          </table:table-cell>
        </table:table-row>
      </table:table>
      <text:p text:style-name="P8"/>
      <text:p text:style-name="P8">Procedemento:<text:span text:style-name="T14"> </text:span></text:p>
      <text:list xml:id="list1342202895" text:style-name="L3">
        <text:list-item>
          <text:p text:style-name="P22">Conectar <text:span text:style-name="T26">2 discos duros SATA na placa base:</text:span></text:p>
          <text:list>
            <text:list-item>
              <text:p text:style-name="P33">O disco duro existente conectalo en SATA-1</text:p>
            </text:list-item>
            <text:list-item>
              <text:p text:style-name="P24">O segundo disco duro [4] <text:s/>conectalo en SATA-0</text:p>
            </text:list-item>
          </text:list>
        </text:list-item>
        <text:list-item>
          <text:p text:style-name="P23">Verificar na BIOS(F2) a súa identificación. <text:span text:style-name="T23">(Avisar ao docente para revisión da identificación)</text:span></text:p>
        </text:list-item>
        <text:list-item>
          <text:p text:style-name="P25">Modificar a BIOS <text:span text:style-name="T29">ou F12(Boot Menú)</text:span> para <text:span text:style-name="T22">que o primeiro dispositivo de arranque sexa o disco duro.</text:span></text:p>
        </text:list-item>
        <text:list-item>
          <text:p text:style-name="P27">Comprobar o correcto arranque do sistema operativo instalado. <text:span text:style-name="T23">(Avisar ao docente para revisión) Que acontece? A que é debido?</text:span></text:p>
        </text:list-item>
        <text:list-item>
          <text:p text:style-name="P28">Conectar USB[<text:span text:style-name="T27">3</text:span>] en calquera <text:span text:style-name="T24">porto</text:span> USB da placa base.</text:p>
        </text:list-item>
        <text:list-item>
          <text:p text:style-name="P26">Identificación dese USB na BIOS(F2). O dispositivo USB conectado na placa corresponde co atopado na BIOS? (Avisar ao docente para revisión da identificación)</text:p>
        </text:list-item>
        <text:list-item>
          <text:p text:style-name="P26">Modificar a BIOS <text:span text:style-name="T28">ou F12 (Boot Menú) </text:span>para <text:span text:style-name="T28">que o primeiro dispositivo de arranque sexa o USB.</text:span></text:p>
        </text:list-item>
        <text:list-item>
          <text:p text:style-name="P31"><text:span text:style-name="T6">Crear no USB [</text:span><text:span text:style-name="T10">3</text:span><text:span text:style-name="T6">] un USB arrancable </text:span><text:span text:style-name="T4">mediante Rufus ou Unetbootin </text:span><text:span text:style-name="T8">[2]</text:span><text:span text:style-name="T2"> </text:span><text:span text:style-name="T7">c</text:span><text:span text:style-name="T9">oa</text:span><text:span text:style-name="T4"> ISO </text:span><text:span text:style-name="T10">SuperGrub2Disk</text:span></text:p>
        </text:list-item>
        <text:list-item>
          <text:p text:style-name="P31"><text:span text:style-name="T3">Arrancar co USB [</text:span><text:span text:style-name="T10">3</text:span><text:span text:style-name="T3">]</text:span></text:p>
        </text:list-item>
        <text:list-item>
          <text:p text:style-name="P32"><text:span text:style-name="T5"><text:s/></text:span><text:span text:style-name="T11">Escoller a opción correspondente que permita arrancar o SO. (Avisar ao docente para revisión)</text:span></text:p>
        </text:list-item>
        <text:list-item>
          <text:p text:style-name="P29">Repetir a práctica pero agora intercambiando os discos duros de slot SATA, é dicir, o que está conectado en SATA-0 pasa a estar conectado en SATA-1 e viceversa. Que acontece?</text:p>
        </text:list-item>
        <text:list-item>
          <text:p text:style-name="P30"><text:span text:style-name="T30">D</text:span>eixar conectado soamente un disco duro, o de SATA-0, o que ten instalado o S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1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1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DABBC87C09EB6659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DABBC87C09EB6659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93</meta:editing-cycles>
    <meta:creation-date>2019-11-09T13:25:03.151138236</meta:creation-date>
    <meta:editing-duration>PT10H18M45S</meta:editing-duration>
    <meta:generator>LibreOffice/6.1.5.2$Linux_X86_64 LibreOffice_project/10$Build-2</meta:generator>
    <dc:subject>Práctica 22 - Xenérica</dc:subject>
    <dc:title>Taller - MME</dc:title>
    <dc:date>2020-03-12T07:40:45.817994208</dc:date>
    <meta:document-statistic meta:table-count="2" meta:image-count="2" meta:object-count="0" meta:page-count="1" meta:paragraph-count="36" meta:word-count="311" meta:character-count="1852" meta:non-whitespace-character-count="15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